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EntityTests.entityWithConsu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ersonController.savePerson( @ RequestBody 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Controller.getPerson( @ PathVariable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Controller.getPersonsA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ponseEntityTests.entity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sponseEntityTests.post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ersonController.getPers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EntityTests.enti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ersonController.getPerson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ponseEntityTests.entity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ponseEntityTests.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ponseEntityTests.entityListWithConsu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ponseEntityTests.entit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